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2pt" fo:language="ru" fo:country="RU" officeooo:rsid="001b6efa" officeooo:paragraph-rsid="001b6efa" style:font-size-asian="10.5pt" style:font-size-complex="12pt"/>
    </style:style>
    <style:style style:name="P2" style:family="paragraph" style:parent-style-name="Standard">
      <style:text-properties fo:language="ru" fo:country="RU" officeooo:rsid="0007357f" officeooo:paragraph-rsid="001b6efa"/>
    </style:style>
    <style:style style:name="P3" style:family="paragraph" style:parent-style-name="Standard">
      <style:text-properties fo:font-size="18pt" fo:language="ru" fo:country="RU" officeooo:rsid="0007357f" officeooo:paragraph-rsid="001b6efa" style:font-size-asian="18pt" style:font-size-complex="18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b447"/>
    </style:style>
    <style:style style:name="T3" style:family="text">
      <style:text-properties fo:language="en" fo:country="US" officeooo:rsid="001c7e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Денисов Виктор</text:p>
      <text:p text:style-name="P2">Б21-221</text:p>
      <text:p text:style-name="P3">Задание <text:span text:style-name="T3">3</text:span></text:p>
      <text:p text:style-name="P1">Расчет теплопроводности в <text:span text:style-name="T1">OpenFoam </text:span>на геометрии из предыдущего задания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2T19:12:00.914000000</dc:date>
    <meta:editing-duration>PT2M43S</meta:editing-duration>
    <meta:editing-cycles>2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4" meta:word-count="14" meta:character-count="101" meta:non-whitespace-character-count="91"/>
  </office:meta>
</office:document-meta>
</file>